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ae2fc" officeooo:paragraph-rsid="001cb9f5"/>
    </style:style>
    <style:style style:name="P2" style:family="paragraph" style:parent-style-name="Text_20_body">
      <style:text-properties style:font-name="Arial" officeooo:rsid="00190e5d" officeooo:paragraph-rsid="00190e5d"/>
    </style:style>
    <style:style style:name="P3" style:family="paragraph" style:parent-style-name="Text_20_body">
      <style:text-properties style:font-name="Arial" officeooo:rsid="001ae2fc" officeooo:paragraph-rsid="001ae2fc"/>
    </style:style>
    <style:style style:name="P4" style:family="paragraph" style:parent-style-name="Text_20_body">
      <style:text-properties style:font-name="Arial" officeooo:rsid="001ae2fc" officeooo:paragraph-rsid="001cb9f5"/>
    </style:style>
    <style:style style:name="P5" style:family="paragraph" style:parent-style-name="Text_20_body">
      <style:text-properties style:font-name="Arial" officeooo:rsid="001cb9f5" officeooo:paragraph-rsid="001cb9f5"/>
    </style:style>
    <style:style style:name="P6" style:family="paragraph" style:parent-style-name="Text_20_body">
      <style:text-properties style:font-name="Arial" fo:font-size="10pt" officeooo:rsid="001ae2fc" officeooo:paragraph-rsid="001cb9f5" style:font-size-asian="10pt" style:font-size-complex="10pt"/>
    </style:style>
    <style:style style:name="P7" style:family="paragraph" style:parent-style-name="Text_20_body">
      <style:paragraph-properties fo:margin-left="0cm" fo:margin-right="0cm" fo:margin-top="0cm" fo:margin-bottom="0.212cm" style:contextual-spacing="false" fo:text-indent="0cm" style:auto-text-indent="false"/>
      <style:text-properties style:font-name="Arial" officeooo:rsid="0009935d" officeooo:paragraph-rsid="0009935d"/>
    </style:style>
    <style:style style:name="P8" style:family="paragraph" style:parent-style-name="Text_20_body">
      <style:paragraph-properties fo:margin-left="0cm" fo:margin-right="0cm" fo:margin-top="0cm" fo:margin-bottom="0.212cm" style:contextual-spacing="false" fo:text-indent="0cm" style:auto-text-indent="false"/>
      <style:text-properties style:font-name="Arial" officeooo:rsid="000ab157" officeooo:paragraph-rsid="000ab157"/>
    </style:style>
    <style:style style:name="P9" style:family="paragraph" style:parent-style-name="Text_20_body">
      <style:paragraph-properties fo:margin-left="0cm" fo:margin-right="0cm" fo:margin-top="0cm" fo:margin-bottom="0.212cm" style:contextual-spacing="false" fo:text-indent="0cm" style:auto-text-indent="false"/>
      <style:text-properties style:font-name="Arial" officeooo:rsid="000bf200" officeooo:paragraph-rsid="001492a2"/>
    </style:style>
    <style:style style:name="P10" style:family="paragraph" style:parent-style-name="Text_20_body">
      <style:paragraph-properties fo:margin-left="0cm" fo:margin-right="0cm" fo:margin-top="0cm" fo:margin-bottom="0.212cm" style:contextual-spacing="false" fo:text-indent="0cm" style:auto-text-indent="false"/>
      <style:text-properties style:font-name="Arial" officeooo:rsid="00129789" officeooo:paragraph-rsid="00129789"/>
    </style:style>
    <style:style style:name="P11" style:family="paragraph" style:parent-style-name="Text_20_body">
      <style:paragraph-properties fo:margin-left="0cm" fo:margin-right="0cm" fo:margin-top="0cm" fo:margin-bottom="0.212cm" style:contextual-spacing="false" fo:text-indent="0cm" style:auto-text-indent="false"/>
      <style:text-properties style:font-name="Arial" officeooo:rsid="0010f636" officeooo:paragraph-rsid="001492a2"/>
    </style:style>
    <style:style style:name="P12" style:family="paragraph" style:parent-style-name="Text_20_body">
      <style:paragraph-properties fo:margin-left="0cm" fo:margin-right="0cm" fo:margin-top="0cm" fo:margin-bottom="0.212cm" style:contextual-spacing="false" fo:text-indent="0cm" style:auto-text-indent="false"/>
      <style:text-properties style:font-name="Arial" style:text-underline-style="solid" style:text-underline-width="auto" style:text-underline-color="font-color" officeooo:rsid="0020466f" officeooo:paragraph-rsid="0020466f"/>
    </style:style>
    <style:style style:name="P13" style:family="paragraph" style:parent-style-name="Text_20_body">
      <style:paragraph-properties fo:margin-left="0cm" fo:margin-right="0cm" fo:margin-top="0cm" fo:margin-bottom="0.212cm" style:contextual-spacing="false" fo:text-indent="0cm" style:auto-text-indent="false"/>
      <style:text-properties style:font-name="Arial" fo:font-size="12pt" style:text-underline-style="solid" style:text-underline-width="auto" style:text-underline-color="font-color" officeooo:rsid="0020466f" officeooo:paragraph-rsid="0020466f" style:font-size-asian="10.5pt" style:font-size-complex="12pt"/>
    </style:style>
    <style:style style:name="P14" style:family="paragraph" style:parent-style-name="Text_20_body">
      <style:paragraph-properties fo:margin-left="0cm" fo:margin-right="0cm" fo:margin-top="0cm" fo:margin-bottom="0.212cm" style:contextual-spacing="false" fo:text-indent="0cm" style:auto-text-indent="false"/>
      <style:text-properties style:font-name="Arial" fo:font-size="12pt" style:text-underline-style="solid" style:text-underline-width="auto" style:text-underline-color="font-color" officeooo:rsid="0022039a" officeooo:paragraph-rsid="0022039a" style:font-size-asian="12pt" style:font-size-complex="12pt"/>
    </style:style>
    <style:style style:name="P15" style:family="paragraph" style:parent-style-name="Text_20_body">
      <style:paragraph-properties fo:margin-left="0cm" fo:margin-right="0cm" fo:margin-top="0cm" fo:margin-bottom="0.212cm" style:contextual-spacing="false" fo:text-indent="0cm" style:auto-text-indent="false"/>
      <style:text-properties style:font-name="Arial" fo:font-size="12pt" style:text-underline-style="solid" style:text-underline-width="auto" style:text-underline-color="font-color" officeooo:rsid="0022039a" officeooo:paragraph-rsid="002440ba" style:font-size-asian="12pt" style:font-size-complex="12pt"/>
    </style:style>
    <style:style style:name="P16" style:family="paragraph" style:parent-style-name="Text_20_body">
      <style:paragraph-properties fo:margin-left="0cm" fo:margin-right="0cm" fo:margin-top="0cm" fo:margin-bottom="0.212cm" style:contextual-spacing="false" fo:text-indent="0cm" style:auto-text-indent="false"/>
      <style:text-properties style:font-name="Arial" fo:font-size="12pt" style:text-underline-style="solid" style:text-underline-width="auto" style:text-underline-color="font-color" officeooo:rsid="002440ba" officeooo:paragraph-rsid="002440ba" style:font-size-asian="12pt" style:font-size-complex="12pt"/>
    </style:style>
    <style:style style:name="P17" style:family="paragraph" style:parent-style-name="Text_20_body">
      <style:paragraph-properties fo:margin-left="0cm" fo:margin-right="0cm" fo:margin-top="0cm" fo:margin-bottom="0.212cm" style:contextual-spacing="false" fo:text-indent="0cm" style:auto-text-indent="false"/>
      <style:text-properties style:font-name="Arial" fo:font-size="12pt" style:text-underline-style="solid" style:text-underline-width="auto" style:text-underline-color="font-color" officeooo:rsid="00252d3e" officeooo:paragraph-rsid="00252d3e" style:font-size-asian="12pt" style:font-size-complex="12pt"/>
    </style:style>
    <style:style style:name="P18" style:family="paragraph" style:parent-style-name="Text_20_body">
      <style:paragraph-properties fo:margin-left="0cm" fo:margin-right="0cm" fo:margin-top="0cm" fo:margin-bottom="0.212cm" style:contextual-spacing="false" fo:text-indent="0cm" style:auto-text-indent="false"/>
      <style:text-properties style:font-name="Arial" fo:font-size="12pt" style:text-underline-style="solid" style:text-underline-width="auto" style:text-underline-color="font-color" officeooo:rsid="00259d1e" officeooo:paragraph-rsid="00259d1e" style:font-size-asian="12pt" style:font-size-complex="12pt"/>
    </style:style>
    <style:style style:name="P19" style:family="paragraph" style:parent-style-name="Text_20_body">
      <style:paragraph-properties fo:margin-left="0cm" fo:margin-right="0cm" fo:margin-top="0cm" fo:margin-bottom="0.212cm" style:contextual-spacing="false" fo:text-indent="0cm" style:auto-text-indent="false"/>
      <style:text-properties style:font-name="Arial" fo:font-size="12pt" style:text-underline-style="solid" style:text-underline-width="auto" style:text-underline-color="font-color" officeooo:rsid="002925a4" officeooo:paragraph-rsid="002925a4" style:font-size-asian="12pt" style:font-size-complex="12pt"/>
    </style:style>
    <style:style style:name="P20" style:family="paragraph" style:parent-style-name="Text_20_body">
      <style:paragraph-properties fo:margin-left="0cm" fo:margin-right="0cm" fo:margin-top="0cm" fo:margin-bottom="0.212cm" style:contextual-spacing="false" fo:text-indent="0cm" style:auto-text-indent="false"/>
      <style:text-properties style:font-name="Arial" fo:font-size="12pt" fo:font-style="normal" style:text-underline-style="solid" style:text-underline-width="auto" style:text-underline-color="font-color" officeooo:rsid="002925a4" officeooo:paragraph-rsid="002925a4" style:font-size-asian="12pt" style:font-style-asian="normal" style:font-size-complex="12pt" style:font-style-complex="normal"/>
    </style:style>
    <style:style style:name="P21" style:family="paragraph" style:parent-style-name="Text_20_body">
      <style:paragraph-properties fo:margin-left="0cm" fo:margin-right="0cm" fo:margin-top="0cm" fo:margin-bottom="0.212cm" style:contextual-spacing="false" fo:text-indent="0cm" style:auto-text-indent="false"/>
      <style:text-properties officeooo:paragraph-rsid="002aa0f6"/>
    </style:style>
    <style:style style:name="P22" style:family="paragraph" style:parent-style-name="Text_20_body" style:master-page-name="">
      <style:paragraph-properties fo:margin-left="0cm" fo:margin-right="0cm" fo:margin-top="0cm" fo:margin-bottom="0.212cm" style:contextual-spacing="false" fo:text-indent="0cm" style:auto-text-indent="false" style:page-number="auto"/>
      <style:text-properties style:font-name="Arial" officeooo:rsid="0009935d" officeooo:paragraph-rsid="0009935d"/>
    </style:style>
    <style:style style:name="P23" style:family="paragraph" style:parent-style-name="Heading_20_2">
      <style:text-properties officeooo:rsid="00190e5d" officeooo:paragraph-rsid="00190e5d"/>
    </style:style>
    <style:style style:name="P24" style:family="paragraph" style:parent-style-name="Heading_20_1">
      <style:text-properties officeooo:rsid="0009935d" officeooo:paragraph-rsid="0009935d"/>
    </style:style>
    <style:style style:name="P25" style:family="paragraph" style:parent-style-name="Heading_20_1">
      <style:text-properties officeooo:rsid="00176a84" officeooo:paragraph-rsid="00176a84"/>
    </style:style>
    <style:style style:name="P26" style:family="paragraph" style:parent-style-name="Title">
      <style:text-properties fo:language="en" fo:country="US"/>
    </style:style>
    <style:style style:name="T1" style:family="text">
      <style:text-properties officeooo:rsid="0009935d"/>
    </style:style>
    <style:style style:name="T2" style:family="text">
      <style:text-properties officeooo:rsid="000ce77e"/>
    </style:style>
    <style:style style:name="T3" style:family="text">
      <style:text-properties officeooo:rsid="000e88e4"/>
    </style:style>
    <style:style style:name="T4" style:family="text">
      <style:text-properties officeooo:rsid="000ecb0b"/>
    </style:style>
    <style:style style:name="T5" style:family="text">
      <style:text-properties officeooo:rsid="000f5a41"/>
    </style:style>
    <style:style style:name="T6" style:family="text">
      <style:text-properties officeooo:rsid="0010f636"/>
    </style:style>
    <style:style style:name="T7" style:family="text">
      <style:text-properties officeooo:rsid="0013b000"/>
    </style:style>
    <style:style style:name="T8" style:family="text">
      <style:text-properties officeooo:rsid="00148cb9"/>
    </style:style>
    <style:style style:name="T9" style:family="text">
      <style:text-properties style:font-name="Arial" fo:font-size="12pt" style:text-underline-style="solid" style:text-underline-width="auto" style:text-underline-color="font-color" officeooo:rsid="002925a4" style:font-size-asian="12pt" style:font-size-complex="12pt"/>
    </style:style>
    <style:style style:name="T10" style:family="text">
      <style:text-properties style:font-name="Arial" fo:font-size="12pt" fo:font-style="italic" style:text-underline-style="solid" style:text-underline-width="auto" style:text-underline-color="font-color" officeooo:rsid="002925a4" style:font-size-asian="12pt" style:font-style-asian="italic" style:font-size-complex="12pt" style:font-style-complex="italic"/>
    </style:style>
    <style:style style:name="T11" style:family="text">
      <style:text-properties style:font-name="Arial" fo:font-size="12pt" fo:font-style="normal" style:text-underline-style="solid" style:text-underline-width="auto" style:text-underline-color="font-color" officeooo:rsid="002925a4" style:font-size-asian="12pt" style:font-style-asian="normal" style:font-size-complex="12pt" style:font-style-complex="normal"/>
    </style:style>
    <style:style style:name="T12" style:family="text">
      <style:text-properties style:font-name="Arial" fo:font-style="italic" fo:font-weight="bold" officeooo:rsid="002aa0f6" style:font-style-asian="italic" style:font-weight-asian="bold" style:font-style-complex="italic" style:font-weight-complex="bold"/>
    </style:style>
    <style:style style:name="T13" style:family="text">
      <style:text-properties officeooo:rsid="0015ad26"/>
    </style:style>
    <style:style style:name="T14" style:family="text">
      <style:text-properties fo:font-style="italic" style:font-style-asian="italic" style:font-style-complex="italic"/>
    </style:style>
    <style:style style:name="T15" style:family="text">
      <style:text-properties fo:font-style="italic" officeooo:rsid="0015ad26" style:font-style-asian="italic" style:font-style-complex="italic"/>
    </style:style>
    <style:style style:name="T16" style:family="text">
      <style:text-properties fo:font-style="italic" officeooo:rsid="0009935d" style:font-style-asian="italic" style:font-style-complex="italic"/>
    </style:style>
    <style:style style:name="T17" style:family="text">
      <style:text-properties fo:font-style="italic" officeooo:rsid="001cb9f5"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officeooo:rsid="00164ab1"/>
    </style:style>
    <style:style style:name="T20" style:family="text">
      <style:text-properties officeooo:rsid="00176a84"/>
    </style:style>
    <style:style style:name="T21" style:family="text">
      <style:text-properties officeooo:rsid="001cb9f5"/>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6a84"/>
    </style:style>
    <style:style style:name="T24" style:family="text">
      <style:text-properties fo:font-size="10pt" officeooo:rsid="001cb9f5" style:font-size-asian="10pt" style:font-size-complex="10pt"/>
    </style:style>
    <style:style style:name="T25" style:family="text">
      <style:text-properties fo:font-size="10pt" fo:font-style="italic" officeooo:rsid="001cb9f5" style:font-size-asian="10pt" style:font-style-asian="italic" style:font-size-complex="10pt" style:font-style-complex="italic"/>
    </style:style>
    <style:style style:name="T26" style:family="text">
      <style:text-properties fo:font-size="10pt" fo:font-style="italic" officeooo:rsid="0022039a" style:font-size-asian="10pt" style:font-style-asian="italic" style:font-size-complex="10pt" style:font-style-complex="italic"/>
    </style:style>
    <style:style style:name="T27" style:family="text">
      <style:text-properties fo:font-size="10pt" fo:font-style="italic" style:text-underline-style="none" style:font-style-asian="italic" style:font-size-complex="10pt" style:font-style-complex="italic"/>
    </style:style>
    <style:style style:name="T28" style:family="text">
      <style:text-properties fo:font-size="10pt" style:text-underline-style="none" style:font-size-asian="8.75pt" style:font-size-complex="10pt"/>
    </style:style>
    <style:style style:name="T29" style:family="text">
      <style:text-properties fo:font-size="10pt" style:text-underline-style="none" officeooo:rsid="000e88e4" style:font-size-asian="8.75pt" style:font-size-complex="10pt"/>
    </style:style>
    <style:style style:name="T30" style:family="text">
      <style:text-properties fo:font-size="10pt" style:text-underline-style="none" officeooo:rsid="0020e315" style:font-size-asian="8.75pt" style:font-size-complex="10pt"/>
    </style:style>
    <style:style style:name="T31" style:family="text">
      <style:text-properties fo:font-size="10pt" style:text-underline-style="none" officeooo:rsid="0022039a" style:font-size-asian="8.75pt" style:font-size-complex="10pt"/>
    </style:style>
    <style:style style:name="T32" style:family="text">
      <style:text-properties officeooo:rsid="001e467f"/>
    </style:style>
    <style:style style:name="T33" style:family="text">
      <style:text-properties officeooo:rsid="0020466f"/>
    </style:style>
    <style:style style:name="T34" style:family="text">
      <style:text-properties style:text-underline-style="none"/>
    </style:style>
    <style:style style:name="T35" style:family="text">
      <style:text-properties style:text-underline-style="none" officeooo:rsid="000e88e4"/>
    </style:style>
    <style:style style:name="T36" style:family="text">
      <style:text-properties style:text-underline-style="none" officeooo:rsid="0022039a"/>
    </style:style>
    <style:style style:name="T37" style:family="text">
      <style:text-properties style:text-underline-style="none" officeooo:rsid="0023c331"/>
    </style:style>
    <style:style style:name="T38" style:family="text">
      <style:text-properties style:text-underline-style="none" officeooo:rsid="002440ba"/>
    </style:style>
    <style:style style:name="T39" style:family="text">
      <style:text-properties style:text-underline-style="none" officeooo:rsid="00259d1e"/>
    </style:style>
    <style:style style:name="T40" style:family="text">
      <style:text-properties style:text-underline-style="none" officeooo:rsid="002742c7"/>
    </style:style>
    <style:style style:name="T41" style:family="text">
      <style:text-properties fo:font-size="12pt" style:text-underline-style="none"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IC Character Viewer</text:p>
      <text:h text:style-name="P24" text:outline-level="1"/>
      <text:h text:style-name="P24" text:outline-level="1">Warnings:</text:h>
      <text:p text:style-name="P22">DON'T <text:span text:style-name="T6">set</text:span> the invisible layer as visible for release. Invisible layers are not exported, <text:span text:style-name="T5">and are used as part visualizers and such.</text:span></text:p>
      <text:p text:style-name="P7">DON'T remove characters or components from the stage. Character parts have a listener to add them back to the pool when removed from stage. Components remove their own listeners when removed, and loose all functionality. <text:span text:style-name="T4">In fact, don't even move characters. It messes with the boob masks for some reason.</text:span></text:p>
      <text:p text:style-name="P8">DON'T change properties for parts that you aren't sure are reset after or before use. Parts are pooled, any of those properties may affect the part on another life cycle.</text:p>
      <text:p text:style-name="P8">DON'T use the player object after drawing. The player object is common to all characters, and is reset on loading. <text:span text:style-name="T2">(The player is now set to null)</text:span></text:p>
      <text:p text:style-name="P8">DON'T modify type and indexes vectors <text:span text:style-name="T13">gotten using </text:span><text:span text:style-name="T15">getPartIndexes</text:span>. Those vectors are not cloned when g<text:span text:style-name="T19">otten</text:span>. Use <text:span text:style-name="T14">getPartIndex </text:span>or <text:span text:style-name="T14">getPartType</text:span> for complete security.</text:p>
      <text:p text:style-name="P9">DON'T <text:span text:style-name="T3">give the same name to different NPCs. Normally the save structure prevents that, but you could get awful bugs if it's not the case. Players having the same name as an NPC isn't a problem.</text:span></text:p>
      <text:p text:style-name="P11"><text:span text:style-name="T1">DO give the same name to a part's children in every variation of the part. Not doing so would create huge amounts of problems. For example, all tails have the part </text:span><text:span text:style-name="T16">“skinbg”</text:span><text:span text:style-name="T1"> and the part </text:span><text:span text:style-name="T16">“hairbg”</text:span><text:span text:style-name="T1">.</text:span></text:p>
      <text:p text:style-name="P10"><text:span text:style-name="T3">I</text:span>f you have embedded <text:span text:style-name="T7">part </text:span>children, <text:span text:style-name="T7">(</text:span>with a scalable child named <text:span text:style-name="T14">MC</text:span> as the parent, <text:span text:style-name="T7">for example)</text:span>, DON'T give the same name to child inside and outside <text:span text:style-name="T14">MC.</text:span> On creating such an object, the pool will create properties in the main parent as to allow easier access. Having duplicat<text:span text:style-name="T8">es</text:span> will simply ignore the outside twi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h text:style-name="P25" text:outline-level="1">HOWTOS:</text:h>
      <text:h text:style-name="P23" text:outline-level="2"><text:span text:style-name="T20">Adding a new part:</text:span></text:h>
      <text:p text:style-name="P2"><text:span text:style-name="T23">S</text:span><text:span text:style-name="T22">tep 1:</text:span> <text:span text:style-name="T21">C</text:span>reate an add* function, and add it to the layer of your choice.</text:p>
      <text:p text:style-name="P2"/>
      <text:p text:style-name="P2"><text:span text:style-name="T22">Step 2:</text:span> <text:span text:style-name="T21">I</text:span>f your function requires additional data from the savefile, change the loadCoC or loadTiTS function.</text:p>
      <text:p text:style-name="P2"/>
      <text:p text:style-name="P3"><text:span text:style-name="T22">Step 3:</text:span> <text:span text:style-name="T21">I</text:span>f your part requires additional art, create Flash symbols with <text:span text:style-name="T14">“export as ActionScript”</text:span> checked for every variations of your part, <text:span text:style-name="T32">and appropriate class names</text:span>.</text:p>
      <text:p text:style-name="P3"/>
      <text:p text:style-name="P4"><text:span text:style-name="T22">Step 4a:</text:span> <text:span text:style-name="T33">Dictionary</text:span>: <text:span text:style-name="T21">Y</text:span>ou can add <text:span text:style-name="T21">a dictionary entry for your new part. Follow the other examples in the CoC_Dictionary.json to get the jig. Now just add those lines to your function:</text:span></text:p>
      <text:p text:style-name="P4"><text:span text:style-name="T21"><text:tab/></text:span><text:span text:style-name="T24">var foundPart:MovieClip = </text:span><text:span text:style-name="T25">classDict.findPart(your</text:span><text:span text:style-name="T26">Type</text:span><text:span text:style-name="T25">Name, first index, second index, third index);</text:span></text:p>
      <text:p text:style-name="P6"><text:span text:style-name="T17"><text:tab/>this.addChild(foundPart);</text:span></text:p>
      <text:p text:style-name="P6"><text:span text:style-name="T17"/></text:p>
      <text:p text:style-name="P5"><text:span text:style-name="T22">Step 4b:</text:span> <text:span text:style-name="T33">D</text:span>irect: If your part is simple enough, or far too complex, you can add it the usual way:</text:p>
      <text:p text:style-name="P1"><text:span text:style-name="T24"><text:tab/>var foundPart:MovieClip = pool</text:span><text:span text:style-name="T25">.getNew(yourPartClass);</text:span></text:p>
      <text:p text:style-name="P6"><text:span text:style-name="T17"><text:tab/>this.addChild(foundPart);</text:span></text:p>
      <text:p text:style-name="P6"><text:span text:style-name="T17"/></text:p>
      <text:p text:style-name="P12"><text:span text:style-name="T3">S</text:span>tep 5:<text:span text:style-name="T34"> To color your part, you need to save the colorable children names. To do so add this line inside DIC_ChildrenNames.json</text:span></text:p>
      <text:p text:style-name="P12"><text:span text:style-name="T34"><text:tab/></text:span><text:span text:style-name="T28">“your</text:span><text:span text:style-name="T30">Type</text:span><text:span text:style-name="T28">Name”: {“SF”: “yourSkinChildName, “SS”: “yourSkinShadeChildName”, …},</text:span></text:p>
      <text:p text:style-name="P12"><text:span text:style-name="T28"/></text:p>
      <text:p text:style-name="P13">Step 6a:<text:span text:style-name="T34"> Dictionary: For the actual coloring, just add this line</text:span></text:p>
      <text:p text:style-name="P12"><text:span text:style-name="T41"><text:tab/></text:span><text:span text:style-name="T28">painter.addPart(“yourPartName”, foundPart);</text:span></text:p>
      <text:p text:style-name="P12"><text:span text:style-name="T28"/></text:p>
      <text:p text:style-name="P13">Step 6b:<text:span text:style-name="T34"> Direct: </text:span><text:span text:style-name="T36">Since your part isn't in the dic, you have to give the string to access the line you added in step 5.</text:span></text:p>
      <text:p text:style-name="P13"><text:span text:style-name="T35"><text:tab/></text:span><text:span text:style-name="T29">painter.addPart(“yourPartName”, foundPart, “</text:span><text:span text:style-name="T31">yourTypeName”</text:span><text:span text:style-name="T29">);</text:span></text:p>
      <text:p text:style-name="P13"><text:span text:style-name="T29"/></text:p>
      <text:p text:style-name="P14"><text:span text:style-name="T3">S</text:span>tep 7:<text:span text:style-name="T34"> If you want to add cycling, just add th</text:span><text:span text:style-name="T38">o</text:span><text:span text:style-name="T34">s</text:span><text:span text:style-name="T38">e</text:span><text:span text:style-name="T34"> line in DIC_Cycler.json:</text:span></text:p>
      <text:p text:style-name="P15"><text:span text:style-name="T34"><text:tab/>“your</text:span><text:span text:style-name="T37">Type</text:span><text:span text:style-name="T34">Name”: </text:span><text:span text:style-name="T38">{</text:span></text:p>
      <text:p text:style-name="P15"><text:span text:style-name="T38"><text:tab/></text:span><text:span text:style-name="T34"> <text:tab/>“</text:span><text:span text:style-name="T38">0”:</text:span><text:span text:style-name="T34">“</text:span><text:span text:style-name="T38">0,0,0”,</text:span></text:p>
      <text:p text:style-name="P15"><text:span text:style-name="T38"><text:tab/> <text:tab/>“1”:”0,0,0”</text:span></text:p>
      <text:p text:style-name="P15"><text:soft-page-break/><text:span text:style-name="T38"><text:tab/>}</text:span></text:p>
      <text:p text:style-name="P15"><text:span text:style-name="T38"/></text:p>
      <text:p text:style-name="P15"><text:span text:style-name="T38"/></text:p>
      <text:p text:style-name="P16"><text:span text:style-name="T34">To explain: The first number is the ID, because you can defined multiple cycles for a single part.</text:span></text:p>
      <text:p text:style-name="P16"><text:span text:style-name="T34">The ID “0” will be triggered by the center button of the “arrows” component, and the ID “1” will be triggered by the arrow buttons of the </text:span><text:span text:style-name="T39">same </text:span><text:span text:style-name="T34">component.</text:span></text:p>
      <text:p text:style-name="P17"><text:span text:style-name="T34">The second strange list of 0's and 1's signify whether an index must be cycled or not.</text:span></text:p>
      <text:p text:style-name="P17"><text:span text:style-name="T34">If the first number is a 1, cycling this part with this ID will increment the first index, until you reach the end, where it cycles back to the start.</text:span></text:p>
      <text:p text:style-name="P17"><text:span text:style-name="T34">If the two first numbers are 1's, cycling this part with this ID will first cycle through the first index, then increment the second, then cycle the first again, and so-on, </text:span><text:span text:style-name="T40">only moving one step at a time.</text:span></text:p>
      <text:p text:style-name="P19"><text:span text:style-name="T40">W</text:span><text:span text:style-name="T34">orks for three 1's too.</text:span></text:p>
      <text:p text:style-name="P17"><text:span text:style-name="T34">Never checked what actually happens if there is no 1's, probably nothing.</text:span></text:p>
      <text:p text:style-name="P18"><text:span text:style-name="T34">The left arrow will actually decrement indexes, but you don't have to worry about that.</text:span></text:p>
      <text:p text:style-name="P19"><text:span text:style-name="T34">So simply replace the 0's with 1's when you want a particular index to be cycled.</text:span></text:p>
      <text:p text:style-name="P19"><text:span text:style-name="T34"/></text:p>
      <text:p text:style-name="P19">Step 8:<text:span text:style-name="T34"> If you want to add an actual cycling button, you need to find room in one of the creator menus inside menu.as, and add this line:</text:span></text:p>
      <text:p text:style-name="P19"><text:span text:style-name="T34"><text:tab/></text:span><text:span text:style-name="T28">placeInTheMenu: [“arrows”, cycle, <text:s/>“ButtonLabel”, [YourPartName]],</text:span></text:p>
      <text:p text:style-name="P20"><text:span text:style-name="T34">If you want to disable the main button, add “, true” after “[YourPartName]”,</text:span></text:p>
      <text:p text:style-name="P20"><text:span text:style-name="T34">or if you want to disable the arrows, add “, false, true” after “[YourPartName]”.</text:span></text:p>
      <text:p text:style-name="P20"><text:span text:style-name="T34"/></text:p>
      <text:p text:style-name="P21"><text:span text:style-name="T12">That's all fol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5:58:00.992000000</meta:creation-date>
    <dc:date>2014-09-30T17:14:54.347000000</dc:date>
    <meta:editing-duration>PT1H7M45S</meta:editing-duration>
    <meta:editing-cycles>33</meta:editing-cycles>
    <meta:generator>LibreOffice/4.1.3.2$Windows_x86 LibreOffice_project/70feb7d99726f064edab4605a8ab840c50ec57a</meta:generator>
    <meta:document-statistic meta:table-count="0" meta:image-count="0" meta:object-count="0" meta:page-count="3" meta:paragraph-count="46" meta:word-count="745" meta:character-count="4454" meta:non-whitespace-character-count="3738"/>
  </office:meta>
</office:document-meta>
</file>